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ffffff" draw:shadow="hidden" loext:decorative="false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5" style:family="graphic" style:parent-style-name="standard">
      <style:graphic-properties draw:stroke="none" draw:fill="none" draw:textarea-vertical-align="middle" fo:min-height="1.3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="Marker_5f_0" draw:marker-start-width="0.299cm" draw:marker-end="Marker_5f_0" draw:marker-end-width="0.299cm" svg:stroke-opacity="100%" draw:stroke-linejoin="round" svg:stroke-linecap="round" draw:fill="none" fo:padding-top="0.134cm" fo:padding-bottom="0.134cm" fo:padding-left="0.259cm" fo:padding-right="0.259cm" loext:decorative="false"/>
    </style:style>
    <style:style style:name="gr8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solid" svg:stroke-width="0.159cm" svg:stroke-color="#000000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draw:stroke="solid" svg:stroke-width="0.026cm" svg:stroke-color="#000000" draw:marker-start="Marker_5f_0" draw:marker-start-width="0.321cm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1" style:family="graphic" style:parent-style-name="standard">
      <style:graphic-properties draw:stroke="solid" svg:stroke-width="0.026cm" svg:stroke-color="#ff0000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2" style:family="graphic" style:parent-style-name="standard">
      <style:graphic-properties draw:stroke="solid" svg:stroke-width="0.026cm" svg:stroke-color="#ff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3" style:family="graphic" style:parent-style-name="standard">
      <style:graphic-properties draw:stroke="none" draw:fill="none" draw:textarea-vertical-align="middle" fo:min-height="3.51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solid" draw:fill-color="#ffffff"/>
      <style:text-properties fo:font-size="6pt"/>
    </style:style>
    <style:style style:name="P8" style:family="paragraph">
      <loext:graphic-properties draw:fill="none"/>
      <style:text-properties fo:font-size="6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6pt" style:font-size-asian="6pt" style:font-size-complex="6pt"/>
    </style:style>
    <style:style style:name="T1" style:family="text">
      <style:text-properties fo:color="#000000" loext:opacity="100%" style:font-name="MS PGothic" fo:font-size="12pt" style:font-name-asian="MS PGothic" style:font-size-asian="12pt" style:font-name-complex="MS PGothic" style:font-size-complex="12pt"/>
    </style:style>
    <style:style style:name="T2" style:family="text">
      <style:text-properties fo:color="#000000" loext:opacity="100%" style:font-name="MS PGothic" fo:font-size="6pt" style:font-name-asian="MS PGothic" style:font-size-asian="6pt" style:font-name-complex="MS PGothic" style:font-size-complex="6pt"/>
    </style:style>
    <style:style style:name="T3" style:family="text">
      <style:text-properties fo:color="#000000" loext:opacity="100%" style:font-name="MS PGothic" fo:font-size="8pt" style:font-name-asian="MS PGothic" style:font-size-asian="8pt" style:font-name-complex="MS PGothic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�" draw:style-name="dp1" draw:master-page-name="PM0">
        <draw:g draw:style-name="gr1">
          <draw:g draw:style-name="gr2">
            <draw:polygon draw:style-name="gr3" draw:text-style-name="P1" draw:layer="layout" svg:width="2.6cm" svg:height="1.6cm" svg:x="2.5cm" svg:y="3.4cm" svg:viewBox="0 0 2601 1601" draw:points="0,1601 2601,1601 2601,0 0,0">
              <text:p/>
            </draw:polygon>
            <draw:polygon draw:style-name="gr4" draw:text-style-name="P2" draw:layer="layout" svg:width="2.6cm" svg:height="1.6cm" svg:x="2.5cm" svg:y="3.4cm" svg:viewBox="0 0 2601 1601" draw:points="0,1601 2601,1601 2601,0 0,0">
              <text:p/>
            </draw:polygon>
          </draw:g>
          <draw:frame draw:style-name="gr5" draw:text-style-name="P2" draw:layer="layout" svg:width="2.6cm" svg:height="1.6cm" svg:x="2.5cm" svg:y="3.4cm">
            <draw:text-box>
              <text:p text:style-name="P3"><text:span text:style-name="T1">MSX</text:span></text:p>
              <text:p text:style-name="P3"><text:span text:style-name="T1">Cartridge</text:span></text:p>
            </draw:text-box>
          </draw:frame>
        </draw:g>
        <draw:g draw:style-name="gr1">
          <draw:g draw:style-name="gr2">
            <draw:polygon draw:style-name="gr3" draw:text-style-name="P1" draw:layer="layout" svg:width="2.6cm" svg:height="0.5cm" svg:x="2.5cm" svg:y="1.1cm" svg:viewBox="0 0 2601 501" draw:points="0,501 2601,501 2601,0 0,0">
              <text:p/>
            </draw:polygon>
            <draw:polygon draw:style-name="gr4" draw:text-style-name="P2" draw:layer="layout" svg:width="2.6cm" svg:height="0.5cm" svg:x="2.5cm" svg:y="1.1cm" svg:viewBox="0 0 2601 501" draw:points="0,501 2601,501 2601,0 0,0">
              <text:p/>
            </draw:polygon>
          </draw:g>
          <draw:frame draw:style-name="gr6" draw:text-style-name="P2" draw:layer="layout" svg:width="2.6cm" svg:height="0.79cm" svg:x="2.5cm" svg:y="0.955cm">
            <draw:text-box>
              <text:p text:style-name="P3"><text:span text:style-name="T1">MSX</text:span><text:span text:style-name="T1">本体</text:span></text:p>
            </draw:text-box>
          </draw:frame>
        </draw:g>
        <draw:g draw:style-name="gr1">
          <draw:g draw:style-name="gr2">
            <draw:polygon draw:style-name="gr3" draw:text-style-name="P1" draw:layer="layout" svg:width="2.6cm" svg:height="0.5cm" svg:x="2.5cm" svg:y="1.6cm" svg:viewBox="0 0 2601 501" draw:points="0,501 2601,501 2601,0 0,0">
              <text:p/>
            </draw:polygon>
            <draw:polygon draw:style-name="gr4" draw:text-style-name="P2" draw:layer="layout" svg:width="2.6cm" svg:height="0.5cm" svg:x="2.5cm" svg:y="1.6cm" svg:viewBox="0 0 2601 501" draw:points="0,501 2601,501 2601,0 0,0">
              <text:p/>
            </draw:polygon>
          </draw:g>
          <draw:frame draw:style-name="gr6" draw:text-style-name="P2" draw:layer="layout" svg:width="2.6cm" svg:height="0.79cm" svg:x="2.5cm" svg:y="1.455cm">
            <draw:text-box>
              <text:p text:style-name="P3"><text:span text:style-name="T1">SLOT</text:span></text:p>
            </draw:text-box>
          </draw:frame>
        </draw:g>
        <draw:line draw:style-name="gr7" draw:text-style-name="P2" draw:layer="layout" svg:x1="3.8cm" svg:y1="2.1cm" svg:x2="3.8cm" svg:y2="3.4cm">
          <text:p/>
        </draw:line>
        <draw:frame draw:style-name="gr8" draw:text-style-name="P2" draw:layer="layout" svg:width="2.1cm" svg:height="0.537cm" svg:x="3.7cm" svg:y="2.432cm">
          <draw:text-box>
            <text:p text:style-name="P4"><text:span text:style-name="T2">MSX50BUS</text:span></text:p>
          </draw:text-box>
        </draw:frame>
        <draw:g draw:style-name="gr1">
          <draw:g draw:style-name="gr2">
            <draw:polygon draw:style-name="gr3" draw:text-style-name="P1" draw:layer="layout" svg:width="2.6cm" svg:height="1.6cm" svg:x="2.5cm" svg:y="6.2cm" svg:viewBox="0 0 2601 1601" draw:points="0,1601 2601,1601 2601,0 0,0">
              <text:p/>
            </draw:polygon>
            <draw:polygon draw:style-name="gr4" draw:text-style-name="P2" draw:layer="layout" svg:width="2.6cm" svg:height="1.6cm" svg:x="2.5cm" svg:y="6.2cm" svg:viewBox="0 0 2601 1601" draw:points="0,1601 2601,1601 2601,0 0,0">
              <text:p/>
            </draw:polygon>
          </draw:g>
          <draw:frame draw:style-name="gr5" draw:text-style-name="P6" draw:layer="layout" svg:width="2.6cm" svg:height="1.6cm" svg:x="2.5cm" svg:y="6.2cm">
            <draw:text-box>
              <text:p text:style-name="P5"><text:span text:style-name="T3">SSG1</text:span></text:p>
              <text:p text:style-name="P5"><text:span text:style-name="T3">A0-A3</text:span></text:p>
            </draw:text-box>
          </draw:frame>
        </draw:g>
        <draw:line draw:style-name="gr9" draw:text-style-name="P2" draw:layer="layout" svg:x1="2.3cm" svg:y1="5.6cm" svg:x2="27.6cm" svg:y2="5.6cm">
          <text:p/>
        </draw:line>
        <draw:line draw:style-name="gr10" draw:text-style-name="P2" draw:layer="layout" svg:x1="3.8cm" svg:y1="5cm" svg:x2="3.8cm" svg:y2="5.6cm">
          <text:p/>
        </draw:line>
        <draw:line draw:style-name="gr10" draw:text-style-name="P2" draw:layer="layout" svg:x1="3.8cm" svg:y1="5.6cm" svg:x2="3.8cm" svg:y2="6.2cm">
          <text:p/>
        </draw:line>
        <draw:g draw:style-name="gr1">
          <draw:g draw:style-name="gr2">
            <draw:polygon draw:style-name="gr3" draw:text-style-name="P1" draw:layer="layout" svg:width="2.6cm" svg:height="1.6cm" svg:x="8.9cm" svg:y="6.2cm" svg:viewBox="0 0 2601 1601" draw:points="0,1601 2601,1601 2601,0 0,0">
              <text:p/>
            </draw:polygon>
            <draw:polygon draw:style-name="gr4" draw:text-style-name="P2" draw:layer="layout" svg:width="2.6cm" svg:height="1.6cm" svg:x="8.9cm" svg:y="6.2cm" svg:viewBox="0 0 2601 1601" draw:points="0,1601 2601,1601 2601,0 0,0">
              <text:p/>
            </draw:polygon>
          </draw:g>
          <draw:frame draw:style-name="gr5" draw:text-style-name="P2" draw:layer="layout" svg:width="2.6cm" svg:height="1.6cm" svg:x="8.9cm" svg:y="6.2cm">
            <draw:text-box>
              <text:p text:style-name="P3"><text:span text:style-name="T3">OPLL1</text:span></text:p>
              <text:p text:style-name="P3"><text:span text:style-name="T3">7C-7D</text:span></text:p>
            </draw:text-box>
          </draw:frame>
        </draw:g>
        <draw:g draw:style-name="gr1">
          <draw:g draw:style-name="gr2">
            <draw:polygon draw:style-name="gr3" draw:text-style-name="P1" draw:layer="layout" svg:width="2.6cm" svg:height="1.6cm" svg:x="12.1cm" svg:y="6.2cm" svg:viewBox="0 0 2601 1601" draw:points="0,1601 2601,1601 2601,0 0,0">
              <text:p/>
            </draw:polygon>
            <draw:polygon draw:style-name="gr4" draw:text-style-name="P2" draw:layer="layout" svg:width="2.6cm" svg:height="1.6cm" svg:x="12.1cm" svg:y="6.2cm" svg:viewBox="0 0 2601 1601" draw:points="0,1601 2601,1601 2601,0 0,0">
              <text:p/>
            </draw:polygon>
          </draw:g>
          <draw:frame draw:style-name="gr5" draw:text-style-name="P2" draw:layer="layout" svg:width="2.6cm" svg:height="1.6cm" svg:x="12.1cm" svg:y="6.2cm">
            <draw:text-box>
              <text:p text:style-name="P3"><text:span text:style-name="T3">OPLL2</text:span></text:p>
              <text:p text:style-name="P3"><text:span text:style-name="T3">7A-7B</text:span></text:p>
            </draw:text-box>
          </draw:frame>
        </draw:g>
        <draw:line draw:style-name="gr10" draw:text-style-name="P2" draw:layer="layout" svg:x1="10.2cm" svg:y1="5.6cm" svg:x2="10.2cm" svg:y2="6.2cm">
          <text:p/>
        </draw:line>
        <draw:line draw:style-name="gr10" draw:text-style-name="P2" draw:layer="layout" svg:x1="13.4cm" svg:y1="5.6cm" svg:x2="13.4cm" svg:y2="6.2cm">
          <text:p/>
        </draw:line>
        <draw:g draw:style-name="gr1">
          <draw:g draw:style-name="gr2">
            <draw:polygon draw:style-name="gr3" draw:text-style-name="P7" draw:layer="layout" svg:width="2.6cm" svg:height="1.6cm" svg:x="21.8cm" svg:y="6.2cm" svg:viewBox="0 0 2601 1601" draw:points="0,1601 2601,1601 2601,0 0,0">
              <text:p/>
            </draw:polygon>
            <draw:polygon draw:style-name="gr4" draw:text-style-name="P8" draw:layer="layout" svg:width="2.6cm" svg:height="1.6cm" svg:x="21.8cm" svg:y="6.2cm" svg:viewBox="0 0 2601 1601" draw:points="0,1601 2601,1601 2601,0 0,0">
              <text:p/>
            </draw:polygon>
          </draw:g>
          <draw:frame draw:style-name="gr5" draw:text-style-name="P9" draw:layer="layout" svg:width="2.6cm" svg:height="1.6cm" svg:x="21.8cm" svg:y="6.2cm">
            <draw:text-box>
              <text:p text:style-name="P5"><text:span text:style-name="T3">OPL3</text:span></text:p>
              <text:p text:style-name="P5"><text:span text:style-name="T3">C0-C3</text:span></text:p>
            </draw:text-box>
          </draw:frame>
        </draw:g>
        <draw:line draw:style-name="gr10" draw:text-style-name="P2" draw:layer="layout" svg:x1="23.1cm" svg:y1="5.6cm" svg:x2="23.1cm" svg:y2="6.2cm">
          <text:p/>
        </draw:line>
        <draw:g draw:style-name="gr1">
          <draw:g draw:style-name="gr2">
            <draw:polygon draw:style-name="gr3" draw:text-style-name="P1" draw:layer="layout" svg:width="2.6cm" svg:height="1.6cm" svg:x="25cm" svg:y="6.2cm" svg:viewBox="0 0 2601 1601" draw:points="0,1601 2601,1601 2601,0 0,0">
              <text:p/>
            </draw:polygon>
            <draw:polygon draw:style-name="gr4" draw:text-style-name="P2" draw:layer="layout" svg:width="2.6cm" svg:height="1.6cm" svg:x="25cm" svg:y="6.2cm" svg:viewBox="0 0 2601 1601" draw:points="0,1601 2601,1601 2601,0 0,0">
              <text:p/>
            </draw:polygon>
          </draw:g>
          <draw:frame draw:style-name="gr5" draw:text-style-name="P6" draw:layer="layout" svg:width="2.6cm" svg:height="1.6cm" svg:x="25cm" svg:y="6.2cm">
            <draw:text-box>
              <text:p text:style-name="P5"><text:span text:style-name="T3">SCC</text:span></text:p>
              <text:p text:style-name="P5"><text:span text:style-name="T3">memory mapped</text:span></text:p>
              <text:p text:style-name="P5"><text:span text:style-name="T3">page1, page2</text:span></text:p>
            </draw:text-box>
          </draw:frame>
        </draw:g>
        <draw:line draw:style-name="gr10" draw:text-style-name="P2" draw:layer="layout" svg:x1="26.3cm" svg:y1="5.6cm" svg:x2="26.3cm" svg:y2="6.2cm">
          <text:p/>
        </draw:line>
        <draw:line draw:style-name="gr10" draw:text-style-name="P2" draw:layer="layout" svg:x1="26.3cm" svg:y1="7.8cm" svg:x2="26.3cm" svg:y2="8.4cm">
          <text:p/>
        </draw:line>
        <draw:g draw:style-name="gr1">
          <draw:g draw:style-name="gr2">
            <draw:polygon draw:style-name="gr3" draw:text-style-name="P1" draw:layer="layout" svg:width="2.6cm" svg:height="1.6cm" svg:x="25cm" svg:y="8.4cm" svg:viewBox="0 0 2601 1601" draw:points="0,1601 2601,1601 2601,0 0,0">
              <text:p/>
            </draw:polygon>
            <draw:polygon draw:style-name="gr4" draw:text-style-name="P2" draw:layer="layout" svg:width="2.6cm" svg:height="1.6cm" svg:x="25cm" svg:y="8.4cm" svg:viewBox="0 0 2601 1601" draw:points="0,1601 2601,1601 2601,0 0,0">
              <text:p/>
            </draw:polygon>
          </draw:g>
          <draw:frame draw:style-name="gr5" draw:text-style-name="P6" draw:layer="layout" svg:width="2.6cm" svg:height="1.6cm" svg:x="25cm" svg:y="8.4cm">
            <draw:text-box>
              <text:p text:style-name="P5"><text:span text:style-name="T3">ROM</text:span></text:p>
              <text:p text:style-name="P5"><text:span text:style-name="T3">Bank#0-#7</text:span></text:p>
            </draw:text-box>
          </draw:frame>
        </draw:g>
        <draw:g draw:style-name="gr1">
          <draw:g draw:style-name="gr2">
            <draw:polygon draw:style-name="gr3" draw:text-style-name="P1" draw:layer="layout" svg:width="2.6cm" svg:height="1.6cm" svg:x="25cm" svg:y="10cm" svg:viewBox="0 0 2601 1601" draw:points="0,1601 2601,1601 2601,0 0,0">
              <text:p/>
            </draw:polygon>
            <draw:polygon draw:style-name="gr4" draw:text-style-name="P2" draw:layer="layout" svg:width="2.6cm" svg:height="1.6cm" svg:x="25cm" svg:y="10cm" svg:viewBox="0 0 2601 1601" draw:points="0,1601 2601,1601 2601,0 0,0">
              <text:p/>
            </draw:polygon>
          </draw:g>
          <draw:frame draw:style-name="gr5" draw:text-style-name="P6" draw:layer="layout" svg:width="2.6cm" svg:height="1.6cm" svg:x="25cm" svg:y="10cm">
            <draw:text-box>
              <text:p text:style-name="P5"><text:span text:style-name="T3">RAM</text:span></text:p>
              <text:p text:style-name="P5"><text:span text:style-name="T3">Bank#8-#15</text:span></text:p>
            </draw:text-box>
          </draw:frame>
        </draw:g>
        <draw:g draw:style-name="gr1">
          <draw:g draw:style-name="gr2">
            <draw:polygon draw:style-name="gr3" draw:text-style-name="P7" draw:layer="layout" svg:width="2.6cm" svg:height="1.6cm" svg:x="21.8cm" svg:y="8.4cm" svg:viewBox="0 0 2601 1601" draw:points="0,1601 2601,1601 2601,0 0,0">
              <text:p/>
            </draw:polygon>
            <draw:polygon draw:style-name="gr4" draw:text-style-name="P8" draw:layer="layout" svg:width="2.6cm" svg:height="1.6cm" svg:x="21.8cm" svg:y="8.4cm" svg:viewBox="0 0 2601 1601" draw:points="0,1601 2601,1601 2601,0 0,0">
              <text:p/>
            </draw:polygon>
          </draw:g>
          <draw:frame draw:style-name="gr5" draw:text-style-name="P9" draw:layer="layout" svg:width="2.6cm" svg:height="1.6cm" svg:x="21.8cm" svg:y="8.4cm">
            <draw:text-box>
              <text:p text:style-name="P5"><text:span text:style-name="T3">ADPCM</text:span></text:p>
              <text:p text:style-name="P5"><text:span text:style-name="T3">256KB</text:span></text:p>
            </draw:text-box>
          </draw:frame>
        </draw:g>
        <draw:line draw:style-name="gr10" draw:text-style-name="P2" draw:layer="layout" svg:x1="23.1cm" svg:y1="7.8cm" svg:x2="23.1cm" svg:y2="8.4cm">
          <text:p/>
        </draw:line>
        <draw:g draw:style-name="gr1">
          <draw:g draw:style-name="gr2">
            <draw:polygon draw:style-name="gr3" draw:text-style-name="P7" draw:layer="layout" svg:width="2.6cm" svg:height="1.6cm" svg:x="21.8cm" svg:y="10cm" svg:viewBox="0 0 2601 1601" draw:points="0,1601 2601,1601 2601,0 0,0">
              <text:p/>
            </draw:polygon>
            <draw:polygon draw:style-name="gr4" draw:text-style-name="P8" draw:layer="layout" svg:width="2.6cm" svg:height="1.6cm" svg:x="21.8cm" svg:y="10cm" svg:viewBox="0 0 2601 1601" draw:points="0,1601 2601,1601 2601,0 0,0">
              <text:p/>
            </draw:polygon>
          </draw:g>
          <draw:frame draw:style-name="gr5" draw:text-style-name="P9" draw:layer="layout" svg:width="2.6cm" svg:height="1.6cm" svg:x="21.8cm" svg:y="10cm">
            <draw:text-box>
              <text:p text:style-name="P5"><text:span text:style-name="T3">RAM</text:span></text:p>
              <text:p text:style-name="P5"><text:span text:style-name="T3">256KB</text:span></text:p>
            </draw:text-box>
          </draw:frame>
        </draw:g>
        <draw:line draw:style-name="gr10" draw:text-style-name="P2" draw:layer="layout" svg:x1="23.1cm" svg:y1="11.6cm" svg:x2="23.1cm" svg:y2="12.2cm">
          <text:p/>
        </draw:line>
        <draw:line draw:style-name="gr10" draw:text-style-name="P2" draw:layer="layout" svg:x1="26.3cm" svg:y1="11.6cm" svg:x2="26.3cm" svg:y2="12.2cm">
          <text:p/>
        </draw:line>
        <draw:g draw:style-name="gr1">
          <draw:g draw:style-name="gr2">
            <draw:polygon draw:style-name="gr3" draw:text-style-name="P1" draw:layer="layout" svg:width="5.8cm" svg:height="1.6cm" svg:x="21.8cm" svg:y="12.2cm" svg:viewBox="0 0 5801 1601" draw:points="0,1601 5801,1601 5801,0 0,0">
              <text:p/>
            </draw:polygon>
            <draw:polygon draw:style-name="gr4" draw:text-style-name="P2" draw:layer="layout" svg:width="5.8cm" svg:height="1.6cm" svg:x="21.8cm" svg:y="12.2cm" svg:viewBox="0 0 5801 1601" draw:points="0,1601 5801,1601 5801,0 0,0">
              <text:p/>
            </draw:polygon>
          </draw:g>
          <draw:frame draw:style-name="gr5" draw:text-style-name="P2" draw:layer="layout" svg:width="5.8cm" svg:height="1.6cm" svg:x="21.8cm" svg:y="12.2cm">
            <draw:text-box>
              <text:p text:style-name="P3"><text:span text:style-name="T1">Arbiter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8cm" svg:height="1.6cm" svg:x="21.8cm" svg:y="13.8cm" svg:viewBox="0 0 5801 1601" draw:points="0,1601 5801,1601 5801,0 0,0">
              <text:p/>
            </draw:polygon>
            <draw:polygon draw:style-name="gr4" draw:text-style-name="P2" draw:layer="layout" svg:width="5.8cm" svg:height="1.6cm" svg:x="21.8cm" svg:y="13.8cm" svg:viewBox="0 0 5801 1601" draw:points="0,1601 5801,1601 5801,0 0,0">
              <text:p/>
            </draw:polygon>
          </draw:g>
          <draw:frame draw:style-name="gr5" draw:text-style-name="P2" draw:layer="layout" svg:width="5.8cm" svg:height="1.6cm" svg:x="21.8cm" svg:y="13.8cm">
            <draw:text-box>
              <text:p text:style-name="P3"><text:span text:style-name="T1">PSRAM Controller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8cm" svg:height="1.6cm" svg:x="21.8cm" svg:y="15.4cm" svg:viewBox="0 0 5801 1601" draw:points="0,1601 5801,1601 5801,0 0,0">
              <text:p/>
            </draw:polygon>
            <draw:polygon draw:style-name="gr4" draw:text-style-name="P2" draw:layer="layout" svg:width="5.8cm" svg:height="1.6cm" svg:x="21.8cm" svg:y="15.4cm" svg:viewBox="0 0 5801 1601" draw:points="0,1601 5801,1601 5801,0 0,0">
              <text:p/>
            </draw:polygon>
          </draw:g>
          <draw:frame draw:style-name="gr5" draw:text-style-name="P2" draw:layer="layout" svg:width="5.8cm" svg:height="1.6cm" svg:x="21.8cm" svg:y="15.4cm">
            <draw:text-box>
              <text:p text:style-name="P3"><text:span text:style-name="T1">PSRAM ??</text:span></text:p>
            </draw:text-box>
          </draw:frame>
        </draw:g>
        <draw:line draw:style-name="gr11" draw:text-style-name="P2" draw:layer="layout" svg:x1="3.8cm" svg:y1="7.8cm" svg:x2="3.8cm" svg:y2="8.4cm">
          <text:p/>
        </draw:line>
        <draw:frame draw:style-name="gr8" draw:text-style-name="P2" draw:layer="layout" svg:width="1cm" svg:height="0.537cm" svg:x="2.9cm" svg:y="7.782cm">
          <draw:text-box>
            <text:p text:style-name="P3"><text:span text:style-name="T2">out</text:span></text:p>
          </draw:text-box>
        </draw:frame>
        <draw:line draw:style-name="gr11" draw:text-style-name="P2" draw:layer="layout" svg:x1="10.2cm" svg:y1="7.8cm" svg:x2="10.2cm" svg:y2="8.4cm">
          <text:p/>
        </draw:line>
        <draw:frame draw:style-name="gr8" draw:text-style-name="P2" draw:layer="layout" svg:width="1cm" svg:height="0.537cm" svg:x="9.3cm" svg:y="7.782cm">
          <draw:text-box>
            <text:p text:style-name="P3"><text:span text:style-name="T2">out</text:span></text:p>
          </draw:text-box>
        </draw:frame>
        <draw:line draw:style-name="gr11" draw:text-style-name="P2" draw:layer="layout" svg:x1="13.4cm" svg:y1="7.8cm" svg:x2="13.4cm" svg:y2="8.4cm">
          <text:p/>
        </draw:line>
        <draw:frame draw:style-name="gr8" draw:text-style-name="P2" draw:layer="layout" svg:width="1cm" svg:height="0.537cm" svg:x="12.5cm" svg:y="7.782cm">
          <draw:text-box>
            <text:p text:style-name="P3"><text:span text:style-name="T2">out</text:span></text:p>
          </draw:text-box>
        </draw:frame>
        <draw:g draw:style-name="gr1">
          <draw:g draw:style-name="gr2">
            <draw:polygon draw:style-name="gr3" draw:text-style-name="P1" draw:layer="layout" svg:width="2.6cm" svg:height="1.6cm" svg:x="15.3cm" svg:y="6.2cm" svg:viewBox="0 0 2601 1601" draw:points="0,1601 2601,1601 2601,0 0,0">
              <text:p/>
            </draw:polygon>
            <draw:polygon draw:style-name="gr4" draw:text-style-name="P2" draw:layer="layout" svg:width="2.6cm" svg:height="1.6cm" svg:x="15.3cm" svg:y="6.2cm" svg:viewBox="0 0 2601 1601" draw:points="0,1601 2601,1601 2601,0 0,0">
              <text:p/>
            </draw:polygon>
          </draw:g>
          <draw:frame draw:style-name="gr5" draw:text-style-name="P2" draw:layer="layout" svg:width="2.6cm" svg:height="1.6cm" svg:x="15.3cm" svg:y="6.2cm">
            <draw:text-box>
              <text:p text:style-name="P3"><text:span text:style-name="T3">DCSG1</text:span></text:p>
              <text:p text:style-name="P3"><text:span text:style-name="T3">3E, 7E(mirro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2.6cm" svg:height="1.6cm" svg:x="18.5cm" svg:y="6.2cm" svg:viewBox="0 0 2601 1601" draw:points="0,1601 2601,1601 2601,0 0,0">
              <text:p/>
            </draw:polygon>
            <draw:polygon draw:style-name="gr4" draw:text-style-name="P2" draw:layer="layout" svg:width="2.6cm" svg:height="1.6cm" svg:x="18.5cm" svg:y="6.2cm" svg:viewBox="0 0 2601 1601" draw:points="0,1601 2601,1601 2601,0 0,0">
              <text:p/>
            </draw:polygon>
          </draw:g>
          <draw:frame draw:style-name="gr5" draw:text-style-name="P2" draw:layer="layout" svg:width="2.6cm" svg:height="1.6cm" svg:x="18.5cm" svg:y="6.2cm">
            <draw:text-box>
              <text:p text:style-name="P3"><text:span text:style-name="T3">DCSG2</text:span></text:p>
              <text:p text:style-name="P3"><text:span text:style-name="T3">3F, 7F(mirror)</text:span></text:p>
            </draw:text-box>
          </draw:frame>
        </draw:g>
        <draw:line draw:style-name="gr10" draw:text-style-name="P2" draw:layer="layout" svg:x1="16.6cm" svg:y1="5.6cm" svg:x2="16.6cm" svg:y2="6.2cm">
          <text:p/>
        </draw:line>
        <draw:line draw:style-name="gr10" draw:text-style-name="P2" draw:layer="layout" svg:x1="19.8cm" svg:y1="5.6cm" svg:x2="19.8cm" svg:y2="6.2cm">
          <text:p/>
        </draw:line>
        <draw:line draw:style-name="gr11" draw:text-style-name="P2" draw:layer="layout" svg:x1="16.6cm" svg:y1="7.8cm" svg:x2="16.6cm" svg:y2="8.4cm">
          <text:p/>
        </draw:line>
        <draw:frame draw:style-name="gr8" draw:text-style-name="P2" draw:layer="layout" svg:width="1cm" svg:height="0.537cm" svg:x="15.7cm" svg:y="7.782cm">
          <draw:text-box>
            <text:p text:style-name="P3"><text:span text:style-name="T2">out</text:span></text:p>
          </draw:text-box>
        </draw:frame>
        <draw:line draw:style-name="gr11" draw:text-style-name="P2" draw:layer="layout" svg:x1="19.8cm" svg:y1="7.8cm" svg:x2="19.8cm" svg:y2="8.4cm">
          <text:p/>
        </draw:line>
        <draw:frame draw:style-name="gr8" draw:text-style-name="P2" draw:layer="layout" svg:width="1cm" svg:height="0.537cm" svg:x="18.9cm" svg:y="7.782cm">
          <draw:text-box>
            <text:p text:style-name="P3"><text:span text:style-name="T2">out</text:span></text:p>
          </draw:text-box>
        </draw:frame>
        <draw:line draw:style-name="gr12" draw:text-style-name="P2" draw:layer="layout" svg:x1="22.3cm" svg:y1="7.8cm" svg:x2="22.3cm" svg:y2="8.099cm">
          <text:p/>
        </draw:line>
        <draw:line draw:style-name="gr12" draw:text-style-name="P2" draw:layer="layout" svg:x1="22.3cm" svg:y1="8.1cm" svg:x2="20.6cm" svg:y2="8.1cm">
          <text:p/>
        </draw:line>
        <draw:line draw:style-name="gr11" draw:text-style-name="P2" draw:layer="layout" svg:x1="20.6cm" svg:y1="8.1cm" svg:x2="20.6cm" svg:y2="8.399cm">
          <text:p/>
        </draw:line>
        <draw:line draw:style-name="gr12" draw:text-style-name="P2" draw:layer="layout" svg:x1="27.1cm" svg:y1="7.8cm" svg:x2="27.1cm" svg:y2="8.099cm">
          <text:p/>
        </draw:line>
        <draw:line draw:style-name="gr12" draw:text-style-name="P2" draw:layer="layout" svg:x1="27.1cm" svg:y1="8.1cm" svg:x2="24.7cm" svg:y2="8.1cm">
          <text:p/>
        </draw:line>
        <draw:line draw:style-name="gr12" draw:text-style-name="P2" draw:layer="layout" svg:x1="24.7cm" svg:y1="8.1cm" svg:x2="24.7cm" svg:y2="11.9cm">
          <text:p/>
        </draw:line>
        <draw:g draw:style-name="gr1">
          <draw:g draw:style-name="gr2">
            <draw:polygon draw:style-name="gr3" draw:text-style-name="P1" draw:layer="layout" svg:width="18.5cm" svg:height="3.8cm" svg:x="2.6cm" svg:y="8.4cm" svg:viewBox="0 0 18501 3801" draw:points="0,3801 18501,3801 18501,0 0,0">
              <text:p/>
            </draw:polygon>
            <draw:polygon draw:style-name="gr4" draw:text-style-name="P2" draw:layer="layout" svg:width="18.5cm" svg:height="3.8cm" svg:x="2.6cm" svg:y="8.4cm" svg:viewBox="0 0 18501 3801" draw:points="0,3801 18501,3801 18501,0 0,0">
              <text:p/>
            </draw:polygon>
          </draw:g>
          <draw:frame draw:style-name="gr13" draw:text-style-name="P6" draw:layer="layout" svg:width="18.5cm" svg:height="3.8cm" svg:x="2.6cm" svg:y="8.4cm">
            <draw:text-box>
              <text:p text:style-name="P5"><text:span text:style-name="T3">Audio Mixer</text:span></text:p>
              <text:p text:style-name="P5"><text:span text:style-name="T3">40-4F?</text:span></text:p>
            </draw:text-box>
          </draw:frame>
        </draw:g>
        <draw:line draw:style-name="gr11" draw:text-style-name="P2" draw:layer="layout" svg:x1="24.7cm" svg:y1="11.9cm" svg:x2="21.1cm" svg:y2="11.9cm">
          <text:p/>
        </draw:line>
        <draw:g draw:style-name="gr1">
          <draw:g draw:style-name="gr2">
            <draw:polygon draw:style-name="gr3" draw:text-style-name="P1" draw:layer="layout" svg:width="2.6cm" svg:height="1.6cm" svg:x="12cm" svg:y="12.8cm" svg:viewBox="0 0 2601 1601" draw:points="0,1601 2601,1601 2601,0 0,0">
              <text:p/>
            </draw:polygon>
            <draw:polygon draw:style-name="gr4" draw:text-style-name="P2" draw:layer="layout" svg:width="2.6cm" svg:height="1.6cm" svg:x="12cm" svg:y="12.8cm" svg:viewBox="0 0 2601 1601" draw:points="0,1601 2601,1601 2601,0 0,0">
              <text:p/>
            </draw:polygon>
          </draw:g>
          <draw:frame draw:style-name="gr5" draw:text-style-name="P2" draw:layer="layout" svg:width="2.6cm" svg:height="1.6cm" svg:x="12cm" svg:y="12.8cm">
            <draw:text-box>
              <text:p text:style-name="P3"><text:span text:style-name="T1">I2S</text:span></text:p>
            </draw:text-box>
          </draw:frame>
        </draw:g>
        <draw:line draw:style-name="gr11" draw:text-style-name="P2" draw:layer="layout" svg:x1="13.3cm" svg:y1="12.2cm" svg:x2="13.3cm" svg:y2="12.8cm">
          <text:p/>
        </draw:line>
        <draw:frame draw:style-name="gr14" draw:text-style-name="P2" draw:layer="layout" svg:width="1.5cm" svg:height="0.791cm" svg:x="0.8cm" svg:y="5.205cm">
          <draw:text-box>
            <text:p text:style-name="P3"><text:span text:style-name="T2">High Speed</text:span></text:p>
            <text:p text:style-name="P3"><text:span text:style-name="T2">BUS</text:span></text:p>
          </draw:text-box>
        </draw:frame>
        <draw:g draw:style-name="gr1">
          <draw:g draw:style-name="gr2">
            <draw:polygon draw:style-name="gr3" draw:text-style-name="P1" draw:layer="layout" svg:width="2.6cm" svg:height="1.6cm" svg:x="15.3cm" svg:y="3.4cm" svg:viewBox="0 0 2601 1601" draw:points="0,1601 2601,1601 2601,0 0,0">
              <text:p/>
            </draw:polygon>
            <draw:polygon draw:style-name="gr4" draw:text-style-name="P2" draw:layer="layout" svg:width="2.6cm" svg:height="1.6cm" svg:x="15.3cm" svg:y="3.4cm" svg:viewBox="0 0 2601 1601" draw:points="0,1601 2601,1601 2601,0 0,0">
              <text:p/>
            </draw:polygon>
          </draw:g>
          <draw:frame draw:style-name="gr5" draw:text-style-name="P6" draw:layer="layout" svg:width="2.6cm" svg:height="1.6cm" svg:x="15.3cm" svg:y="3.4cm">
            <draw:text-box>
              <text:p text:style-name="P5"><text:span text:style-name="T3">Timer</text:span></text:p>
              <text:p text:style-name="P5"><text:span text:style-name="T3">B0-B3</text:span></text:p>
            </draw:text-box>
          </draw:frame>
        </draw:g>
        <draw:line draw:style-name="gr10" draw:text-style-name="P2" draw:layer="layout" svg:x1="16.6cm" svg:y1="5cm" svg:x2="16.6cm" svg:y2="5.6cm">
          <text:p/>
        </draw:line>
        <draw:g draw:style-name="gr1">
          <draw:g draw:style-name="gr2">
            <draw:polygon draw:style-name="gr3" draw:text-style-name="P1" draw:layer="layout" svg:width="2.6cm" svg:height="1.6cm" svg:x="5.7cm" svg:y="6.2cm" svg:viewBox="0 0 2601 1601" draw:points="0,1601 2601,1601 2601,0 0,0">
              <text:p/>
            </draw:polygon>
            <draw:polygon draw:style-name="gr4" draw:text-style-name="P2" draw:layer="layout" svg:width="2.6cm" svg:height="1.6cm" svg:x="5.7cm" svg:y="6.2cm" svg:viewBox="0 0 2601 1601" draw:points="0,1601 2601,1601 2601,0 0,0">
              <text:p/>
            </draw:polygon>
          </draw:g>
          <draw:frame draw:style-name="gr5" draw:text-style-name="P2" draw:layer="layout" svg:width="2.6cm" svg:height="1.6cm" svg:x="5.7cm" svg:y="6.2cm">
            <draw:text-box>
              <text:p text:style-name="P3"><text:span text:style-name="T3">SSG2</text:span></text:p>
              <text:p text:style-name="P3"><text:span text:style-name="T3">A0-A3</text:span></text:p>
            </draw:text-box>
          </draw:frame>
        </draw:g>
        <draw:line draw:style-name="gr10" draw:text-style-name="P2" draw:layer="layout" svg:x1="7cm" svg:y1="5.6cm" svg:x2="7cm" svg:y2="6.2cm">
          <text:p/>
        </draw:line>
        <draw:line draw:style-name="gr11" draw:text-style-name="P2" draw:layer="layout" svg:x1="7cm" svg:y1="7.8cm" svg:x2="7cm" svg:y2="8.4cm">
          <text:p/>
        </draw:line>
        <draw:frame draw:style-name="gr8" draw:text-style-name="P2" draw:layer="layout" svg:width="1cm" svg:height="0.537cm" svg:x="6.1cm" svg:y="7.782cm">
          <draw:text-box>
            <text:p text:style-name="P3"><text:span text:style-name="T2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18T21:15:41.506107700</dc:date>
    <dc:language>ja-JP</dc:language>
    <meta:creation-date>2026-01-10T04:18:15Z</meta:creation-date>
    <meta:initial-creator>Hara Takayuki</meta:initial-creator>
    <meta:generator>LibreOffice/25.8.2.2$Windows_X86_64 LibreOffice_project/d401f2107ccab8f924a8e2df40f573aab7605b6f</meta:generator>
    <meta:editing-duration>PT3M44S</meta:editing-duration>
    <meta:editing-cycles>1</meta:editing-cycles>
    <meta:document-statistic meta:object-count="143"/>
  </office:meta>
</office:document-meta>
</file>